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_box1" form:control-implementation="ooo:com.sun.star.form.component.TextField" xml:id="control1" form:id="control1" form:disabled="true" form:readonly="true" form:max-length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standard" draw:text-style-name="P1" draw:layer="controls" svg:width="6.985cm" svg:height="1.27cm" svg:x="2.27cm" svg:y="2.905cm" draw:control="control1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6T10:31:31.072000000</meta:creation-date>
    <dc:date>2023-04-26T11:20:14.969000000</dc:date>
    <meta:editing-duration>PT5M10S</meta:editing-duration>
    <meta:editing-cycles>3</meta:editing-cycles>
    <meta:generator>LibreOffice/7.5.2.2$Windows_X86_64 LibreOffice_project/53bb9681a964705cf672590721dbc85eb4d0c3a2</meta:generator>
    <meta:document-statistic meta:object-count="1"/>
  </office:meta>
</office:document-meta>
</file>